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1" style:family="table-cell" style:parent-style-name="Default">
      <style:text-properties fo:color="#999999"/>
    </style:style>
    <style:style style:name="ce22" style:family="table-cell" style:parent-style-name="Default">
      <style:table-cell-properties fo:background-color="#81d41a"/>
    </style:style>
    <style:style style:name="ce23" style:family="table-cell" style:parent-style-name="Default" style:data-style-name="N70">
      <style:table-cell-properties fo:background-color="#81d41a"/>
    </style:style>
    <style:style style:name="ce26" style:family="table-cell" style:parent-style-name="Default">
      <style:table-cell-properties fo:background-color="transparent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70"/>
    <style:style style:name="ce28" style:family="table-cell" style:parent-style-name="Default" style:data-style-name="N70">
      <style:text-properties fo:color="#999999"/>
    </style:style>
    <style:style style:name="ce29" style:family="table-cell" style:parent-style-name="Default" style:data-style-name="N0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3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21715.811745" calcext:value-type="float">
            <text:p>21715.811745</text:p>
          </table:table-cell>
          <table:table-cell table:formula="of:=[.H2]/24/365" office:value-type="float" office:value="2.47897394349315" calcext:value-type="float">
            <text:p>2.47897394349315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Paleognathae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order_lvl_order_suborder_Mirandornith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2"/>
          <table:table-cell table:style-name="ce28"/>
          <table:table-cell table:style-name="ce21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ccipitr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56" calcext:value-type="float">
            <text:p>15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nser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31" calcext:value-type="float">
            <text:p>33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Apo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6" calcext:value-type="float">
            <text:p>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Bucerot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aprimulg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icon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8"/>
          <table:table-cell table:style-name="ce21" office:value-type="string" calcext:value-type="string">
            <text:p>s</text:p>
          </table:table-cell>
          <table:table-cell table:style-name="ce21" table:number-columns-repeated="1009"/>
        </table:table-row>
        <table:table-row table:style-name="ro1">
          <table:table-cell table:style-name="ce21" office:value-type="float" office:value="266" calcext:value-type="float">
            <text:p>26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lumb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49" calcext:value-type="float">
            <text:p>14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oraci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34" calcext:value-type="float">
            <text:p>13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Cucul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Falconiformes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65" calcext:value-type="float">
            <text:p>26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Gall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Musophag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Otidiformes <text:s text:c="5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elecan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odicipediformes 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12" calcext:value-type="float">
            <text:p>11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rocellari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341" calcext:value-type="float">
            <text:p>3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sittac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Pterocliformes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phenisciformes <text:s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76" calcext:value-type="float">
            <text:p>7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trig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Suliformes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inamiformes <text:s text:c="4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order_lvl_suborder_superfam_Trogoniformes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Buceroti <text:s text:c="3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Charadri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Grui <text:s text:c="7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119" calcext:value-type="float">
            <text:p>119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Ralli <text:s text:c="6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border_lvl_superfam_fam_Scolopaci <text:s text:c="2"/>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table:style-name="ce27" office:value-type="date" office:date-value="2021-10-13T11:59:00" calcext:value-type="date">
            <text:p>13/10/21 11:59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parametrisation</text:p>
          </table:table-cell>
          <table:table-cell table:style-name="ce21" office:value-type="string" calcext:value-type="string">
            <text:p>shapespace_superfam_lvl_fam_Menuroidea</text:p>
          </table:table-cell>
          <table:table-cell table:style-name="ce21" office:value-type="string" calcext:value-type="string">
            <text:p>local</text:p>
          </table:table-cell>
          <table:table-cell table:style-name="ce21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0.88889" calcext:value-type="float">
            <text:p>50.88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9.99389" calcext:value-type="float">
            <text:p>39.99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7.25667" calcext:value-type="float">
            <text:p>57.25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2.92556" calcext:value-type="float">
            <text:p>52.9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7.18944" calcext:value-type="float">
            <text:p>47.18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9.62278" calcext:value-type="float">
            <text:p>49.62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9.8975" calcext:value-type="float">
            <text:p>39.89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4.17833" calcext:value-type="float">
            <text:p>54.178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62.19722" calcext:value-type="float">
            <text:p>62.19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5.69444" calcext:value-type="float">
            <text:p>55.69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3.1175" calcext:value-type="float">
            <text:p>53.1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3.83056" calcext:value-type="float">
            <text:p>53.8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1.9325" calcext:value-type="float">
            <text:p>51.93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5.25278" calcext:value-type="float">
            <text:p>45.252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" calcext:value-type="float">
            <text:p>4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4.53639" calcext:value-type="float">
            <text:p>44.536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30389" calcext:value-type="float">
            <text:p>41.3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93361" calcext:value-type="float">
            <text:p>41.93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9.05028" calcext:value-type="float">
            <text:p>49.05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5528" calcext:value-type="float">
            <text:p>41.75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7.15694" calcext:value-type="float">
            <text:p>47.15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9" calcext:value-type="float">
            <text:p>41.6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7806" calcext:value-type="float">
            <text:p>41.77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8.5525" calcext:value-type="float">
            <text:p>48.5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52.06056" calcext:value-type="float">
            <text:p>52.06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4.83694" calcext:value-type="float">
            <text:p>44.83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9611" calcext:value-type="float">
            <text:p>41.69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05944" calcext:value-type="float">
            <text:p>41.0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46444" calcext:value-type="float">
            <text:p>41.46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3972" calcext:value-type="float">
            <text:p>41.63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6.4725" calcext:value-type="float">
            <text:p>46.47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19111" calcext:value-type="float">
            <text:p>41.19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3944" calcext:value-type="float">
            <text:p>41.73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2083" calcext:value-type="float">
            <text:p>41.7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34333" calcext:value-type="float">
            <text:p>41.34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72333" calcext:value-type="float">
            <text:p>41.72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0417" calcext:value-type="float">
            <text:p>37.7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5" office:value-type="float" office:value="41.66583" calcext:value-type="float">
            <text:p>41.66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1167" calcext:value-type="float">
            <text:p>37.81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2806" calcext:value-type="float">
            <text:p>37.72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66361" calcext:value-type="float">
            <text:p>37.66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7306" calcext:value-type="float">
            <text:p>37.77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2556" calcext:value-type="float">
            <text:p>37.82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0389" calcext:value-type="float">
            <text:p>37.70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80417" calcext:value-type="float">
            <text:p>37.8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6675" calcext:value-type="float">
            <text:p>37.66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37.79556" calcext:value-type="float">
            <text:p>37.795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25" office:value-type="float" office:value="55.22083" calcext:value-type="float">
            <text:p>55.220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table:style-name="ce29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table:style-name="ce27"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table:style-name="ce27"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2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10417" calcext:value-type="float">
            <text:p>48.10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9833" calcext:value-type="float">
            <text:p>52.59833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0075" calcext:value-type="float">
            <text:p>56.0075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2361" calcext:value-type="float">
            <text:p>55.12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3361" calcext:value-type="float">
            <text:p>55.133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16611" calcext:value-type="float">
            <text:p>60.1661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1167" calcext:value-type="float">
            <text:p>49.7116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861" calcext:value-type="float">
            <text:p>50.78861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5639" calcext:value-type="float">
            <text:p>51.65639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07417" calcext:value-type="float">
            <text:p>55.074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3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27917" calcext:value-type="float">
            <text:p>54.27917</text:p>
          </table:table-cell>
          <table:table-cell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allbirds_lvl_superorder_order_04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 office:value-type="string" calcext:value-type="string">
            <text:p>30/06/2022 – 13:09</text:p>
          </table:table-cell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 office:value-type="string" calcext:value-type="string">
            <text:p>30/06/2022 – 13:09</text:p>
          </table:table-cell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passeriformes <text:s text:c="3"/></text:p>
          </table:table-cell>
          <table:table-cell office:value-type="string" calcext:value-type="string">
            <text:p>local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96" calcext:value-type="float">
            <text:p>96</text:p>
          </table:table-cell>
          <table:table-cell table:style-name="ce27" office:value-type="string" calcext:value-type="string">
            <text:p>30/06/2022 – 13:09</text:p>
          </table:table-cell>
          <table:table-cell table:style-name="ce10" office:value-type="float" office:value="7.151" calcext:value-type="float">
            <text:p>7.151</text:p>
          </table:table-cell>
          <table:table-cell table:number-columns-repeated="1014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84" calcext:value-type="float">
            <text:p>915938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.71667" calcext:value-type="float">
            <text:p>56.716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5" calcext:value-type="float">
            <text:p>915938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2.17389" calcext:value-type="float">
            <text:p>52.17389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6" calcext:value-type="float">
            <text:p>915938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52333" calcext:value-type="float">
            <text:p>53.52333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87" calcext:value-type="float">
            <text:p>915938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1.14222" calcext:value-type="float">
            <text:p>51.1422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8" calcext:value-type="float">
            <text:p>915938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63694" calcext:value-type="float">
            <text:p>53.63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89" calcext:value-type="float">
            <text:p>915938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8.9075" calcext:value-type="float">
            <text:p>48.90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0" calcext:value-type="float">
            <text:p>915939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3.43944" calcext:value-type="float">
            <text:p>53.439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1" calcext:value-type="float">
            <text:p>915939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0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0.4975" calcext:value-type="float">
            <text:p>50.49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2" calcext:value-type="float">
            <text:p>915939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1.85611" calcext:value-type="float">
            <text:p>51.8561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3" calcext:value-type="float">
            <text:p>915939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.10444" calcext:value-type="float">
            <text:p>56.104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4" calcext:value-type="float">
            <text:p>915939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7.15861" calcext:value-type="float">
            <text:p>47.1586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5" calcext:value-type="float">
            <text:p>915939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6" calcext:value-type="float">
            <text:p>915939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5.72444" calcext:value-type="float">
            <text:p>55.7244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7" calcext:value-type="float">
            <text:p>915939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68.71472" calcext:value-type="float">
            <text:p>68.7147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398" calcext:value-type="float">
            <text:p>915939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4.81778" calcext:value-type="float">
            <text:p>44.8177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399" calcext:value-type="float">
            <text:p>915939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60.93778" calcext:value-type="float">
            <text:p>60.9377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0" calcext:value-type="float">
            <text:p>915940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4.49917" calcext:value-type="float">
            <text:p>44.49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1" calcext:value-type="float">
            <text:p>915940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1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2.10528" calcext:value-type="float">
            <text:p>62.105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2" calcext:value-type="float">
            <text:p>915940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52.04667" calcext:value-type="float">
            <text:p>52.046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3" calcext:value-type="float">
            <text:p>915940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8.05694" calcext:value-type="float">
            <text:p>58.05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4" calcext:value-type="float">
            <text:p>915940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41806" calcext:value-type="float">
            <text:p>57.4180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5" calcext:value-type="float">
            <text:p>915940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2.79167" calcext:value-type="float">
            <text:p>52.79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6" calcext:value-type="float">
            <text:p>915940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28" calcext:value-type="float">
            <text:p>57.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7" calcext:value-type="float">
            <text:p>915940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1.42611" calcext:value-type="float">
            <text:p>61.42611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08" calcext:value-type="float">
            <text:p>915940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8.46806" calcext:value-type="float">
            <text:p>58.4680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09" calcext:value-type="float">
            <text:p>915940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7.4575" calcext:value-type="float">
            <text:p>57.4575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0" calcext:value-type="float">
            <text:p>915941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61528" calcext:value-type="float">
            <text:p>50.6152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1" calcext:value-type="float">
            <text:p>91594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2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52167" calcext:value-type="float">
            <text:p>50.52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2" calcext:value-type="float">
            <text:p>91594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3.85222" calcext:value-type="float">
            <text:p>43.8522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3" calcext:value-type="float">
            <text:p>91594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31167" calcext:value-type="float">
            <text:p>50.3116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4" calcext:value-type="float">
            <text:p>91594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1.45917" calcext:value-type="float">
            <text:p>51.45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5" calcext:value-type="float">
            <text:p>91594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34417" calcext:value-type="float">
            <text:p>41.344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6" calcext:value-type="float">
            <text:p>91594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6.08694" calcext:value-type="float">
            <text:p>46.08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17" calcext:value-type="float">
            <text:p>91594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5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3.21694" calcext:value-type="float">
            <text:p>43.21694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8" calcext:value-type="float">
            <text:p>91594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6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8.51778" calcext:value-type="float">
            <text:p>48.51778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19" calcext:value-type="float">
            <text:p>91594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7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0.17056" calcext:value-type="float">
            <text:p>50.17056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/>
          <table:table-cell office:value-type="float" office:value="9159420" calcext:value-type="float">
            <text:p>915942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8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51917" calcext:value-type="float">
            <text:p>41.51917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21" calcext:value-type="float">
            <text:p>91594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3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41.00972" calcext:value-type="float">
            <text:p>41.00972</text:p>
          </table:table-cell>
          <table:table-cell office:value-type="string" calcext:value-type="string">
            <text:p>23/06/2022 – 11:40</text:p>
          </table:table-cell>
          <table:table-cell table:style-name="ce10" office:value-type="float" office:value="7.151" calcext:value-type="float">
            <text:p>7.151</text:p>
          </table:table-cell>
          <table:table-cell table:style-name="ce30"/>
          <table:table-cell office:value-type="float" office:value="9159422" calcext:value-type="float">
            <text:p>91594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0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5.73222" calcext:value-type="float">
            <text:p>65.73222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3" calcext:value-type="float">
            <text:p>91594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1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3.92667" calcext:value-type="float">
            <text:p>63.92667</text:p>
          </table:table-cell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4" calcext:value-type="float">
            <text:p>91594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2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60.98472" calcext:value-type="float">
            <text:p>60.98472</text:p>
          </table:table-cell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5" calcext:value-type="float">
            <text:p>91594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3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table:style-name="ce26" office:value-type="float" office:value="56.62389" calcext:value-type="float">
            <text:p>56.62389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6" calcext:value-type="float">
            <text:p>91594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4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60.53861" calcext:value-type="float">
            <text:p>60.53861</text:p>
          </table:table-cell>
          <table:table-cell office:value-type="string" calcext:value-type="string">
            <text:p>23/06/2022 – 11:40</text:p>
          </table:table-cell>
          <table:table-cell table:style-name="ce26"/>
          <table:table-cell table:style-name="ce30"/>
          <table:table-cell office:value-type="float" office:value="9159427" calcext:value-type="float">
            <text:p>91594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28" calcext:value-type="float">
            <text:p>91594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29" calcext:value-type="float">
            <text:p>91594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0" calcext:value-type="float">
            <text:p>91594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1" calcext:value-type="float">
            <text:p>91594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49</text:p>
          </table:table-cell>
          <table:table-cell office:value-type="string" calcext:value-type="string">
            <text:p>sharc.shef.ac.uk</text:p>
          </table:table-cell>
          <table:table-cell table:style-name="ce22" office:value-type="string" calcext:value-type="string">
            <text:p>Done</text:p>
          </table:table-cell>
          <table:table-cell office:value-type="float" office:value="47.40167" calcext:value-type="float">
            <text:p>47.40167</text:p>
          </table:table-cell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2" calcext:value-type="float">
            <text:p>91594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3" calcext:value-type="float">
            <text:p>91594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4" calcext:value-type="float">
            <text:p>91594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5" calcext:value-type="float">
            <text:p>91594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6" calcext:value-type="float">
            <text:p>91594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7" calcext:value-type="float">
            <text:p>91594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38" calcext:value-type="float">
            <text:p>91594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39" calcext:value-type="float">
            <text:p>91594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40" calcext:value-type="float">
            <text:p>91594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 table:number-columns-repeated="2"/>
          <table:table-cell office:value-type="float" office:value="9159441" calcext:value-type="float">
            <text:p>91594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5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3/06/2022 – 11:40</text:p>
          </table:table-cell>
          <table:table-cell/>
          <table:table-cell table:style-name="ce30"/>
          <table:table-cell office:value-type="float" office:value="9159442" calcext:value-type="float">
            <text:p>91594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1" calcext:value-type="float">
            <text:p>917131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2" calcext:value-type="float">
            <text:p>917131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3" calcext:value-type="float">
            <text:p>917131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4" calcext:value-type="float">
            <text:p>917131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5" calcext:value-type="float">
            <text:p>917131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6" calcext:value-type="float">
            <text:p>917131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7" calcext:value-type="float">
            <text:p>917131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8" calcext:value-type="float">
            <text:p>917131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19" calcext:value-type="float">
            <text:p>917131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6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1" calcext:value-type="float">
            <text:p>917132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2" calcext:value-type="float">
            <text:p>917132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3" calcext:value-type="float">
            <text:p>917132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4" calcext:value-type="float">
            <text:p>917132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5" calcext:value-type="float">
            <text:p>917132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6" calcext:value-type="float">
            <text:p>917132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7" calcext:value-type="float">
            <text:p>917132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8" calcext:value-type="float">
            <text:p>917132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29" calcext:value-type="float">
            <text:p>917132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0" calcext:value-type="float">
            <text:p>917133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7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1" calcext:value-type="float">
            <text:p>917133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2" calcext:value-type="float">
            <text:p>917133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3" calcext:value-type="float">
            <text:p>917133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4" calcext:value-type="float">
            <text:p>917133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5" calcext:value-type="float">
            <text:p>917133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6" calcext:value-type="float">
            <text:p>917133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7" calcext:value-type="float">
            <text:p>917133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8" calcext:value-type="float">
            <text:p>917133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39" calcext:value-type="float">
            <text:p>917133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0" calcext:value-type="float">
            <text:p>917134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8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1" calcext:value-type="float">
            <text:p>917134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0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2" calcext:value-type="float">
            <text:p>9171342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1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3" calcext:value-type="float">
            <text:p>9171343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2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4" calcext:value-type="float">
            <text:p>9171344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3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5" calcext:value-type="float">
            <text:p>9171345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4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6" calcext:value-type="float">
            <text:p>9171346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5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7" calcext:value-type="float">
            <text:p>9171347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6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8" calcext:value-type="float">
            <text:p>9171348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7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49" calcext:value-type="float">
            <text:p>9171349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8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0" calcext:value-type="float">
            <text:p>9171350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099</text:p>
          </table:table-cell>
          <table:table-cell office:value-type="string" calcext:value-type="string">
            <text:p>sharc.shef.ac.uk</text:p>
          </table:table-cell>
          <table:table-cell table:style-name="ce26" office:value-type="string" calcext:value-type="string">
            <text:p>queue</text:p>
          </table:table-cell>
          <table:table-cell table:style-name="ce26"/>
          <table:table-cell office:value-type="string" calcext:value-type="string">
            <text:p>28/06/2022 – 16:20</text:p>
          </table:table-cell>
          <table:table-cell table:number-columns-repeated="2"/>
          <table:table-cell office:value-type="float" office:value="9171351" calcext:value-type="float">
            <text:p>9171351</text:p>
          </table:table-cell>
          <table:table-cell table:number-columns-repeated="101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0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1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2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3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4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5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6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7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8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19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0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1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2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3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4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5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6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7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8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1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2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3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4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5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6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7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8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299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passeriformes_0300</text:p>
          </table:table-cell>
          <table:table-cell office:value-type="string" calcext:value-type="string">
            <text:p>sharc.shef.ac.uk</text:p>
          </table:table-cell>
          <table:table-cell table:style-name="ce26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5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/>
    <style:font-face style:name="Liberation Mono" svg:font-family="'Liberation Mono', Cousine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3:08:45.2960013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5:00:23.623562868</meta:creation-date>
    <meta:generator>LibreOffice/7.3.3.2$Linux_X86_64 LibreOffice_project/30$Build-2</meta:generator>
    <dc:date>2022-06-30T13:09:17.104393569</dc:date>
    <meta:editing-duration>P5DT19H49M2S</meta:editing-duration>
    <meta:editing-cycles>262</meta:editing-cycles>
    <meta:document-statistic meta:table-count="1" meta:cell-count="6925" meta:object-count="0"/>
  </office:meta>
</office:document-meta>
</file>